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witterChirp" svg:font-family="TwitterChirp, apple-system, BlinkMacSystemFont, 'Segoe UI', Roboto, Helvetica, Arial, sans-serif"/>
  </office:font-face-decls>
  <office:automatic-styles>
    <style:style style:name="P1" style:family="paragraph" style:parent-style-name="Standard">
      <style:text-properties officeooo:rsid="00195637" officeooo:paragraph-rsid="00195637"/>
    </style:style>
    <style:style style:name="P2" style:family="paragraph" style:parent-style-name="Standard">
      <style:text-properties officeooo:paragraph-rsid="00195637"/>
    </style:style>
    <style:style style:name="T1" style:family="text">
      <style:text-properties officeooo:rsid="00195637"/>
    </style:style>
    <style:style style:name="T2" style:family="text">
      <style:text-properties fo:font-weight="bold" officeooo:rsid="00195637" style:font-weight-asian="bold" style:font-weight-complex="bold"/>
    </style:style>
    <style:style style:name="T3" style:family="text">
      <style:text-properties style:text-underline-style="solid" style:text-underline-width="auto" style:text-underline-color="font-color" fo:font-weight="bold" officeooo:rsid="00195637" style:font-weight-asian="bold" style:font-weight-complex="bold"/>
    </style:style>
    <style:style style:name="T4" style:family="text">
      <style:text-properties fo:font-variant="normal" fo:text-transform="none" fo:color="#e7e9ea" loext:opacity="100%" style:font-name="TwitterChirp" fo:font-size="12.7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Analyse de serie temporelle</text:span></text:p>
      <text:p text:style-name="P2"><text:span text:style-name="T1"><text:line-break/></text:span><text:span text:style-name="Strong_20_Emphasis">Cross-validation classique (k-fold)</text:span> — le problème c'est le <text:span text:style-name="Strong_20_Emphasis">data leakage temporel</text:span>. En mélangeant les folds aléatoirement, tu entraînes parfois le modèle sur des données de 2024 pour prédire 2022, ce qui est impossible en production. Le modèle "voit le futur" pendant l'entraînement, ce qui gonfle artificiellement les métriques.</text:p>
      <text:p text:style-name="Text_20_body"><text:span text:style-name="Strong_20_Emphasis">Simple train/test split 80/20</text:span> — le problème c'est le <text:span text:style-name="Strong_20_Emphasis">manque de robustesse</text:span> de l'évaluation. Tu obtiens une seule mesure de performance sur une seule période. Tu ne sais pas si le modèle est stable dans le temps ou s'il performe bien uniquement sur cette fenêtre particulière. Si tes données ont une saisonnalité, une tendance, ou un changement de régime, un seul split peut être très trompeur.</text:p>
      <text:p text:style-name="Text_20_body">La solution standard c'est le <text:span text:style-name="Strong_20_Emphasis">Walk-Forward Validation</text:span> (ou time series cross-validation) : tu fais plusieurs splits successifs en respectant toujours l'ordre chronologique — chaque fold entraîne sur le passé et teste sur le futur immédiat. Ça te donne à la fois l'absence de leakage ET plusieurs mesures de performance sur différentes périodes, ce qui permet de voir si le modèle se dégrade au fil du temps.</text:p>
      <text:p text:style-name="P1"><text:line-break/><text:span text:style-name="T4">+ research + infra + inference + data + agency + taste + evals + context + scaffolding + distribution what am i missing?</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witterChirp" svg:font-family="TwitterChirp, apple-system, BlinkMacSystemFont, 'Segoe UI', Roboto,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7T15:52:02.793667868</meta:creation-date>
    <dc:date>2026-02-27T21:57:44.580320091</dc:date>
    <meta:editing-duration>PT6H5M42S</meta:editing-duration>
    <meta:editing-cycles>2</meta:editing-cycles>
    <meta:generator>LibreOffice/7.3.7.2$Linux_X86_64 LibreOffice_project/30$Build-2</meta:generator>
    <meta:document-statistic meta:table-count="0" meta:image-count="0" meta:object-count="0" meta:page-count="1" meta:paragraph-count="5" meta:word-count="205" meta:character-count="1274" meta:non-whitespace-character-count="1069"/>
  </office:meta>
</office:document-meta>
</file>